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Untitled1">
      <style:paragraph-properties style:page-number="auto"/>
      <style:text-properties officeooo:rsid="001fae05" officeooo:paragraph-rsid="001fae05"/>
    </style:style>
    <style:style style:name="P2" style:family="paragraph" style:parent-style-name="Standard">
      <style:text-properties officeooo:rsid="001fae05" officeooo:paragraph-rsid="001fae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graph 1.</text:p>
      <text:p text:style-name="P2">Paragraph 2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fae05" officeooo:paragraph-rsid="001fae0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Untitled1" style:page-layout-name="Mpm2">
      <style:footer>
        <text:p text:style-name="MP1">Footer</text:p>
      </style:footer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5T23:34:32.856517354</meta:creation-date>
    <meta:generator>LibreOfficeDev/25.8.0.0.alpha1$Linux_X86_64 LibreOffice_project/285ab6a557c8452670e4ea29a699cf74f729f928</meta:generator>
    <dc:date>2025-05-25T23:36:27.566771645</dc:date>
    <meta:editing-duration>PT1M55S</meta:editing-duration>
    <meta:editing-cycles>1</meta:editing-cycles>
    <meta:document-statistic meta:table-count="0" meta:image-count="0" meta:object-count="0" meta:page-count="1" meta:paragraph-count="3" meta:word-count="5" meta:character-count="30" meta:non-whitespace-character-count="28"/>
  </office:meta>
</office:document-meta>
</file>